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ts are in three classifications</text:p>
      <text:p text:style-name="Standard"><text:tab/>High Level – light</text:p>
      <text:p text:style-name="Standard"><text:tab/>Assembly – medium</text:p>
      <text:p text:style-name="Standard"><text:tab/>Machine – heavy</text:p>
      <text:p text:style-name="Standard"/>
      <text:p text:style-name="Standard">Defrager – Healing, Transforming, Light</text:p>
      <text:p text:style-name="Standard"><text:tab/>Normal – Heal one unit at a time, Mobile</text:p>
      <text:p text:style-name="Standard"><text:tab/>Transformed – Heal multiple units, Stationary</text:p>
      <text:p text:style-name="Standard"/>
      <text:p text:style-name="Standard">Spider – Melee, Fast, Light</text:p>
      <text:p text:style-name="Standard"/>
      <text:p text:style-name="Standard">Sniffer – Detection, Light</text:p>
      <text:p text:style-name="Standard"/>
      <text:p text:style-name="Standard">Bus Traveller – Invisible, Medium</text:p>
      <text:p text:style-name="Standard"/>
      <text:p text:style-name="Standard">Link – Transport, Medium</text:p>
      <text:p text:style-name="Standard"/>
      <text:p text:style-name="Standard">Absorber – Absorbs all damage dealt to units in range, Mediu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7M10S</meta:editing-duration>
    <meta:editing-cycles>17</meta:editing-cycles>
    <meta:generator>OpenOffice.org/3.2$Win32 OpenOffice.org_project/320m12$Build-9483</meta:generator>
    <dc:date>2012-03-30T19:53:29.75</dc:date>
    <dc:creator>Austin Shenk</dc:creator>
    <meta:document-statistic meta:table-count="0" meta:image-count="0" meta:object-count="0" meta:page-count="1" meta:paragraph-count="12" meta:word-count="64" meta:character-count="384"/>
    <meta:user-defined meta:name="Info 1"/>
    <meta:user-defined meta:name="Info 2"/>
    <meta:user-defined meta:name="Info 3"/>
    <meta:user-defined meta:name="Info 4"/>
  </office:meta>
</office:document-meta>
</file>